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1.109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IRP Table" table:style-name="ta1" table:print="false">
        <table:table-column table:style-name="co1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3" table:number-columns-repeated="1022"/>
        </table:table-row>
        <table:table-row table:style-name="ro1">
          <table:table-cell office:value-type="float" office:value="0">
            <text:p>0</text:p>
          </table:table-cell>
          <table:table-cell>
            <draw:frame table:end-cell-address="'CHIRP Table'.M24" table:end-x="1.291cm" table:end-y="0.277cm" draw:z-index="0" draw:style-name="gr1" draw:text-style-name="P1" svg:width="25.874cm" svg:height="9.225cm" svg:x="0.256cm" svg:y="0.25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25">
            <text:p>225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214">
            <text:p>214</text:p>
          </table:table-cell>
          <table:table-cell table:number-columns-repeated="1022"/>
        </table:table-row>
        <table:table-row table:style-name="ro1">
          <table:table-cell office:value-type="float" office:value="221">
            <text:p>221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table:number-columns-repeated="1022"/>
        </table:table-row>
        <table:table-row table:style-name="ro1">
          <table:table-cell office:value-type="float" office:value="238">
            <text:p>238</text:p>
          </table:table-cell>
          <table:table-cell table:number-columns-repeated="1022"/>
        </table:table-row>
        <table:table-row table:style-name="ro1">
          <table:table-cell office:value-type="float" office:value="237">
            <text:p>237</text:p>
          </table:table-cell>
          <table:table-cell table:number-columns-repeated="1022"/>
        </table:table-row>
        <table:table-row table:style-name="ro1">
          <table:table-cell office:value-type="float" office:value="239">
            <text:p>239</text:p>
          </table:table-cell>
          <table:table-cell table:number-columns-repeated="1022"/>
        </table:table-row>
        <table:table-row table:style-name="ro1">
          <table:table-cell office:value-type="float" office:value="247">
            <text:p>247</text:p>
          </table:table-cell>
          <table:table-cell table:number-columns-repeated="1022"/>
        </table:table-row>
        <table:table-row table:style-name="ro1">
          <table:table-cell office:value-type="float" office:value="246">
            <text:p>246</text:p>
          </table:table-cell>
          <table:table-cell table:number-columns-repeated="1022"/>
        </table:table-row>
        <table:table-row table:style-name="ro1">
          <table:table-cell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synthPeriod Table'.O22" table:end-x="0.13cm" table:end-y="0.201cm" draw:z-index="0" draw:style-name="gr1" draw:text-style-name="P1" svg:width="29.309cm" svg:height="8.783cm" svg:x="0.177cm" svg:y="0.2cm">
              <draw:object draw:notify-on-update-of-ranges="'synthPeriod Table'.A1:'synthPeriod Table'.A6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msEnergy Table" table:style-name="ta1" table:print="false"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I22" table:end-x="0.394cm" table:end-y="0.417cm" draw:z-index="0" draw:style-name="gr1" draw:text-style-name="P1" svg:width="15.999cm" svg:height="8.999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/05/2016</text:date>, <text:time>15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5-30T15:49:43</dc:date>
    <meta:editing-duration>PT1H2M49S</meta:editing-duration>
    <meta:editing-cycles>13</meta:editing-cycles>
    <meta:generator>OpenOffice/4.1.2$Unix OpenOffice.org_project/412m3$Build-9782</meta:generator>
    <meta:document-statistic meta:table-count="3" meta:cell-count="1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20_Gradient_20_1" draw:fill-hatch-name="Black_20_45_20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75cm" svg:height="9.226cm" xlink:href=".." xlink:type="simple" chart:class="chart:bar" chart:style-name="ch1">
        <chart:title svg:x="11.504cm" svg:y="0.319cm" chart:style-name="ch2">
          <text:p>CHIRP Table</text:p>
        </chart:title>
        <chart:plot-area chart:style-name="ch3" table:cell-range-address="'CHIRP Table'.A2:'CHIRP Table'.A42" svg:x="1.524cm" svg:y="1.652cm" svg:width="23.317cm" svg:height="6.413cm">
          <chartooo:coordinate-region svg:x="2.37cm" svg:y="1.848cm" svg:width="22.471cm" svg:height="5.578cm"/>
          <chart:axis chart:dimension="x" chart:name="primary-x" chart:style-name="ch4">
            <chart:title svg:x="12.736cm" svg:y="8.249cm" chart:style-name="ch5">
              <text:p>Index</text:p>
            </chart:title>
          </chart:axis>
          <chart:axis chart:dimension="y" chart:name="primary-y" chart:style-name="ch6">
            <chart:title svg:x="0.451cm" svg:y="5.29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1cm" svg:height="8.784cm" xlink:href=".." xlink:type="simple" chart:class="chart:bar" chart:style-name="ch1">
        <chart:title svg:x="12.718cm" svg:y="0.31cm" chart:style-name="ch2">
          <text:p>synthPeriod Table</text:p>
        </chart:title>
        <chart:plot-area chart:style-name="ch3" table:cell-range-address="'synthPeriod Table'.A1:'synthPeriod Table'.A64" svg:x="1.593cm" svg:y="1.616cm" svg:width="26.545cm" svg:height="6.016cm">
          <chartooo:coordinate-region svg:x="2.439cm" svg:y="1.811cm" svg:width="25.699cm" svg:height="5.182cm"/>
          <chart:axis chart:dimension="x" chart:name="primary-x" chart:style-name="ch4">
            <chart:title svg:x="14.419cm" svg:y="7.807cm" chart:style-name="ch5">
              <text:p>Index</text:p>
            </chart:title>
          </chart:axis>
          <chart:axis chart:dimension="y" chart:name="primary-y" chart:style-name="ch6">
            <chart:title svg:x="0.451cm" svg:y="5.059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1:'synthPeriod Table'.A64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1:'synthPeriod Table'.A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8cm" svg:y="0.315cm" chart:style-name="ch2">
          <text:p>tmsEnergy Table</text:p>
        </chart:title>
        <chart:plot-area chart:style-name="ch3" table:cell-range-address="'tmsEnergy Table'.A1:'tmsEnergy Table'.A16" svg:x="1.327cm" svg:y="1.636cm" svg:width="14.033cm" svg:height="6.207cm">
          <chartooo:coordinate-region svg:x="2.173cm" svg:y="1.832cm" svg:width="13.187cm" svg:height="5.372cm"/>
          <chart:axis chart:dimension="x" chart:name="primary-x" chart:style-name="ch4">
            <chart:title svg:x="7.897cm" svg:y="8.023cm" chart:style-name="ch5">
              <text:p>Index</text:p>
            </chart:title>
          </chart:axis>
          <chart:axis chart:dimension="y" chart:name="primary-y" chart:style-name="ch6">
            <chart:title svg:x="0.451cm" svg:y="5.174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